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5566" officeooo:paragraph-rsid="000f5566"/>
    </style:style>
    <style:style style:name="P2" style:family="paragraph" style:parent-style-name="Standard">
      <style:text-properties officeooo:rsid="000f5566" officeooo:paragraph-rsid="0015ac4a"/>
    </style:style>
    <style:style style:name="P3" style:family="paragraph" style:parent-style-name="Standard">
      <style:text-properties officeooo:rsid="0015ac4a" officeooo:paragraph-rsid="0015ac4a"/>
    </style:style>
    <style:style style:name="P4" style:family="paragraph" style:parent-style-name="Standard">
      <style:text-properties officeooo:rsid="001935b0" officeooo:paragraph-rsid="001935b0"/>
    </style:style>
    <style:style style:name="T1" style:family="text">
      <style:text-properties officeooo:rsid="00122707"/>
    </style:style>
    <style:style style:name="T2" style:family="text">
      <style:text-properties fo:font-weight="bold" style:font-weight-asian="bold" style:font-weight-complex="bold"/>
    </style:style>
    <style:style style:name="T3" style:family="text">
      <style:text-properties fo:font-weight="bold" officeooo:rsid="0015ac4a" style:font-weight-asian="bold" style:font-weight-complex="bold"/>
    </style:style>
    <style:style style:name="T4" style:family="text">
      <style:text-properties fo:font-weight="bold" officeooo:rsid="00174cd8" style:font-weight-asian="bold" style:font-weight-complex="bold"/>
    </style:style>
    <style:style style:name="T5" style:family="text">
      <style:text-properties officeooo:rsid="001649a6"/>
    </style:style>
    <style:style style:name="T6" style:family="text">
      <style:text-properties officeooo:rsid="0019af2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4"/></text:p>
      <text:p text:style-name="P1"><text:span text:style-name="T4">2. </text:span><text:span text:style-name="T2">Predictive Analytics</text:span>: Is the use of data and algorithms to find the likelihood of what may happen in the future, The goal with this is to provide an idea of what is to come (what will happen in the future)</text:p>
      <text:p text:style-name="P1"><text:tab/>Examples: </text:p>
      <text:p text:style-name="P1"><text:tab/><text:tab/>&gt;Detecting Fraud.</text:p>
      <text:p text:style-name="P1"><text:tab/><text:tab/>&gt;Forecasting Patterns in weather. </text:p>
      <text:p text:style-name="P1"><text:tab/><text:tab/>&gt;<text:span text:style-name="T1">Predicting Business Growth.</text:span></text:p>
      <text:p text:style-name="P1"><text:tab/><text:tab/>&gt;<text:span text:style-name="T1">Types of content to release.</text:span></text:p>
      <text:p text:style-name="P1"/>
      <text:p text:style-name="P2"><text:span text:style-name="T4">3. </text:span><text:span text:style-name="T3">Prescriptive Analytics</text:span>: <text:span text:style-name="T5">Helps Businesses make better decisions from analysing raw data, It will analyse information about possible situations, available resources, past performance and will suggest a course of action. It can help make decisions from immediate to long term</text:span></text:p>
      <text:p text:style-name="P2"><text:tab/><text:span text:style-name="T2">Examples</text:span>: </text:p>
      <text:p text:style-name="P2"><text:tab/><text:tab/>&gt;</text:p>
      <text:p text:style-name="P2"><text:tab/><text:tab/>&gt;</text:p>
      <text:p text:style-name="P2"><text:tab/><text:tab/>&gt;</text:p>
      <text:p text:style-name="P2"><text:tab/><text:tab/>&gt;</text:p>
      <text:p text:style-name="P3"><text:span text:style-name="T4">1. </text:span><text:span text:style-name="T2">Descriptive Analytics</text:span>: <text:span text:style-name="T6">Analyses a range of historic data to draw comparisons allowing businesses to better understand the changes that have occurre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6T13:17:24.050109174</meta:creation-date>
    <dc:date>2021-10-06T13:32:30.018850248</dc:date>
    <meta:editing-duration>PT15M3S</meta:editing-duration>
    <meta:editing-cycles>8</meta:editing-cycles>
    <meta:generator>LibreOffice/7.0.6.2$Linux_X86_64 LibreOffice_project/00$Build-2</meta:generator>
    <meta:document-statistic meta:table-count="0" meta:image-count="0" meta:object-count="0" meta:page-count="1" meta:paragraph-count="13" meta:word-count="123" meta:character-count="785" meta:non-whitespace-character-count="654"/>
  </office:meta>
</office:document-meta>
</file>